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3000004361722471086769E37.png" manifest:media-type="image/png"/>
  <manifest:file-entry manifest:full-path="Pictures/10000001000007430000043621041A0886B9B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332cm" svg:y="0.667cm" svg:width="17cm" svg:height="9.857cm" draw:z-index="0"><draw:image xlink:href="Pictures/10000001000007430000043621041A0886B9B9DC.png" xlink:type="simple" xlink:show="embed" xlink:actuate="onLoad" draw:mime-type="image/png"/></draw:frame><draw:frame draw:style-name="fr1" draw:name="Image2" text:anchor-type="char" svg:x="0.344cm" svg:y="14.605cm" svg:width="17cm" svg:height="9.857cm" draw:z-index="1"><draw:image xlink:href="Pictures/1000000100000743000004361722471086769E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08:57.232557310</meta:creation-date>
    <dc:date>2023-10-23T22:28:43.173487841</dc:date>
    <meta:editing-duration>PT9M3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